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2.74cm" svg:height="12.806cm" svg:x="2.19cm" svg:y="2.387cm" svg:viewBox="0 0 12741 12807" svg:d="M5780 1612l1167 1095c-605 1626-1266 3168-1899 4559l2564-391 1704-4531 1162 1167-1439 3043 1417-445c-234 500-537 1014-878 1340l-1060 152c-617 1274-1268 2531-1947 3678-213-245-459-441-741-561-186-1192-626-2017-1050-2855l-1626 3235-804-598c1459-2883 2450-5827 3430-8888zM1619 0h1c-284 0-564 75-810 217s-451 347-593 593-217 526-217 810v9567c0 284 75 564 217 810s347 451 593 593 526 217 810 217h9500 1c284 0 564-75 810-217s451-347 593-593 217-526 217-810l-1-9567h1c0-284-75-564-217-810s-347-451-593-593-526-217-810-217zM5406 7994c602-70 1205-141 1807-211l-936 2055c-248-669-532-1229-871-1844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07:12:42.313143566</meta:creation-date>
    <dc:date>2024-06-12T09:27:44.745157777</dc:date>
    <meta:editing-duration>PT46M28S</meta:editing-duration>
    <meta:editing-cycles>1</meta:editing-cycles>
    <meta:document-statistic meta:object-count="1"/>
    <meta:generator>LibreOffice/7.5.7.1$MacOSX_AARCH64 LibreOffice_project/47eb0cf7efbacdee9b19ae25d6752381ede23126</meta:generator>
  </office:meta>
</office:document-meta>
</file>